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svg:stroke-color="#3465a4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style:font-name="DejaVu Serif" fo:font-size="18pt" style:font-size-asian="18pt" style:font-size-complex="18pt"/>
    </style:style>
    <style:style style:name="T1" style:family="text">
      <style:text-properties style:font-name="DejaVu Serif" fo:font-size="18pt" style:font-size-asian="18pt" style:font-size-complex="18pt"/>
    </style:style>
    <style:style style:name="T2" style:family="text">
      <style:text-properties style:text-position="-33% 58%" style:font-name="DejaVu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7.239cm" svg:x="6.809cm" svg:y="10.32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79cm" svg:height="0.988cm" svg:x="9.984cm" svg:y="9.313cm">
          <draw:text-box>
            <text:p text:style-name="P2"><text:span text:style-name="T1">a</text:span></text:p>
          </draw:text-box>
        </draw:frame>
        <draw:frame draw:style-name="gr2" draw:text-style-name="P3" draw:layer="layout" svg:width="0.879cm" svg:height="0.988cm" svg:x="5.984cm" svg:y="13.314cm">
          <draw:text-box>
            <text:p text:style-name="P2"><text:span text:style-name="T1">a</text:span></text:p>
          </draw:text-box>
        </draw:frame>
        <draw:line draw:style-name="gr3" draw:text-style-name="P1" draw:layer="layout" svg:x1="6.809cm" svg:y1="17.568cm" svg:x2="14.048cm" svg:y2="10.329cm">
          <text:p/>
        </draw:line>
        <draw:frame draw:style-name="gr2" draw:text-style-name="P3" draw:layer="layout" svg:width="1.091cm" svg:height="1.133cm" svg:x="11.384cm" svg:y="13.215cm">
          <draw:text-box>
            <text:p text:style-name="P2"><text:span text:style-name="T1">c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8.043cm" fo:margin-bottom="8.737cm" fo:margin-left="4.269cm" fo:margin-right="4.76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3T20:17:31.186335671</meta:creation-date>
    <dc:date>2014-01-03T20:55:46.252620581</dc:date>
    <meta:editing-duration>PT16M41S</meta:editing-duration>
    <meta:editing-cycles>10</meta:editing-cycles>
    <meta:generator>LibreOffice/4.1.4.2$Linux_X86_64 LibreOffice_project/410m0$Build-2</meta:generator>
    <meta:document-statistic meta:object-count="5"/>
  </office:meta>
</office:document-meta>
</file>